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31fc3e" officeooo:paragraph-rsid="001c2e06" style:font-size-asian="19.25pt" style:font-size-complex="22pt"/>
    </style:style>
    <style:style style:name="P2" style:family="paragraph" style:parent-style-name="Standard">
      <style:paragraph-properties fo:text-align="center" style:justify-single-word="false"/>
      <style:text-properties fo:font-size="22pt" officeooo:rsid="0032ac15" officeooo:paragraph-rsid="001c2e06" style:font-size-asian="19.25pt" style:font-size-complex="22pt"/>
    </style:style>
    <style:style style:name="P3" style:family="paragraph" style:parent-style-name="Standard">
      <style:paragraph-properties fo:text-align="center" style:justify-single-word="false"/>
      <style:text-properties fo:font-size="22pt" officeooo:rsid="000e74df" officeooo:paragraph-rsid="000e74df" style:font-size-asian="19.25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hat is Personal Computing</text:p>
      <text:p text:style-name="P1"/>
      <text:p text:style-name="P2">w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1T03:13:08.860140418</meta:creation-date>
    <dc:date>2020-01-01T03:13:43.187452860</dc:date>
    <meta:editing-duration>PT38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5" meta:character-count="28" meta:non-whitespace-character-count="25"/>
  </office:meta>
</office:document-meta>
</file>